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0c2" officeooo:paragraph-rsid="000bc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SHEET-6(PART-1)</text:p>
      <text:p text:style-name="P1">INHERITANCE AND ABSTRACT CLASSES</text:p>
      <text:p text:style-name="P1"/>
      <text:p text:style-name="P1"/>
      <text:p text:style-name="P1">NAME:RON JACOB VARGHESE</text:p>
      <text:p text:style-name="P1">ROLL NO:AM.EN.U4CSE19346</text:p>
      <text:p text:style-name="P1">S3 CSE-D</text:p>
      <text:p text:style-name="P1"/>
      <text:p text:style-name="P1"/>
      <text:p text:style-name="P1">Q1)</text:p>
      <text:p text:style-name="P1">Observation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51:41.428234091</meta:creation-date>
    <dc:date>2020-09-30T15:55:06.079533696</dc:date>
    <meta:editing-duration>PT3M25S</meta:editing-duration>
    <meta:editing-cycles>1</meta:editing-cycles>
    <meta:document-statistic meta:table-count="0" meta:image-count="0" meta:object-count="0" meta:page-count="1" meta:paragraph-count="7" meta:word-count="14" meta:character-count="120" meta:non-whitespace-character-count="113"/>
    <meta:generator>LibreOffice/6.4.4.2$Linux_X86_64 LibreOffice_project/40$Build-2</meta:generator>
  </office:meta>
</office:document-meta>
</file>